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FreeSans1" svg:font-family="FreeSans" style:font-family-generic="swiss"/>
    <style:font-face style:name="0" svg:font-family="0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Noto Sans CJK SC Regular1" svg:font-family="'Noto Sans CJK SC Regular'" style:font-family-generic="swiss" style:font-pitch="variable"/>
    <style:font-face style:name="FreeSans2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4in" table:align="center"/>
    </style:style>
    <style:style style:name="Table1.A" style:family="table-column">
      <style:table-column-properties style:column-width="0.4993in"/>
    </style:style>
    <style:style style:name="Table1.B" style:family="table-column">
      <style:table-column-properties style:column-width="0.5in"/>
    </style:style>
    <style:style style:name="Table1.D" style:family="table-column">
      <style:table-column-properties style:column-width="0.5007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H1" style:family="table-cell">
      <style:table-cell-properties fo:padding="0.0382in" fo:border="0.05pt solid #000000"/>
    </style:style>
    <style:style style:name="Table2" style:family="table">
      <style:table-properties style:width="4in" table:align="center"/>
    </style:style>
    <style:style style:name="Table2.A" style:family="table-column">
      <style:table-column-properties style:column-width="0.4993in"/>
    </style:style>
    <style:style style:name="Table2.B" style:family="table-column">
      <style:table-column-properties style:column-width="0.5in"/>
    </style:style>
    <style:style style:name="Table2.D" style:family="table-column">
      <style:table-column-properties style:column-width="0.5007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H1" style:family="table-cell">
      <style:table-cell-properties fo:padding="0.0382in" fo:border="0.05pt solid #000000"/>
    </style:style>
    <style:style style:name="Table3" style:family="table">
      <style:table-properties style:width="4in" table:align="center"/>
    </style:style>
    <style:style style:name="Table3.A" style:family="table-column">
      <style:table-column-properties style:column-width="0.4993in"/>
    </style:style>
    <style:style style:name="Table3.B" style:family="table-column">
      <style:table-column-properties style:column-width="0.5in"/>
    </style:style>
    <style:style style:name="Table3.D" style:family="table-column">
      <style:table-column-properties style:column-width="0.5007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H1" style:family="table-cell">
      <style:table-cell-properties fo:padding="0.0382in" fo:border="0.05pt solid #000000"/>
    </style:style>
    <style:style style:name="Table4" style:family="table">
      <style:table-properties style:width="4in" table:align="center"/>
    </style:style>
    <style:style style:name="Table4.A" style:family="table-column">
      <style:table-column-properties style:column-width="0.4993in"/>
    </style:style>
    <style:style style:name="Table4.B" style:family="table-column">
      <style:table-column-properties style:column-width="0.5in"/>
    </style:style>
    <style:style style:name="Table4.D" style:family="table-column">
      <style:table-column-properties style:column-width="0.5007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H1" style:family="table-cell">
      <style:table-cell-properties fo:padding="0.0382in" fo:border="0.05pt solid #000000"/>
    </style:style>
    <style:style style:name="Table5" style:family="table">
      <style:table-properties style:width="4in" table:align="center"/>
    </style:style>
    <style:style style:name="Table5.A" style:family="table-column">
      <style:table-column-properties style:column-width="0.4993in"/>
    </style:style>
    <style:style style:name="Table5.B" style:family="table-column">
      <style:table-column-properties style:column-width="0.5in"/>
    </style:style>
    <style:style style:name="Table5.D" style:family="table-column">
      <style:table-column-properties style:column-width="0.5007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H1" style:family="table-cell">
      <style:table-cell-properties fo:padding="0.0382in" fo:border="0.05pt solid #000000"/>
    </style:style>
    <style:style style:name="Table6" style:family="table">
      <style:table-properties style:width="4in" table:align="center"/>
    </style:style>
    <style:style style:name="Table6.A" style:family="table-column">
      <style:table-column-properties style:column-width="0.4993in"/>
    </style:style>
    <style:style style:name="Table6.B" style:family="table-column">
      <style:table-column-properties style:column-width="0.5in"/>
    </style:style>
    <style:style style:name="Table6.D" style:family="table-column">
      <style:table-column-properties style:column-width="0.5007in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H1" style:family="table-cell">
      <style:table-cell-properties fo:padding="0.0382in" fo:border="0.05pt solid #000000"/>
    </style:style>
    <style:style style:name="Table7" style:family="table">
      <style:table-properties style:width="4in" table:align="center"/>
    </style:style>
    <style:style style:name="Table7.A" style:family="table-column">
      <style:table-column-properties style:column-width="0.4993in"/>
    </style:style>
    <style:style style:name="Table7.B" style:family="table-column">
      <style:table-column-properties style:column-width="0.5in"/>
    </style:style>
    <style:style style:name="Table7.D" style:family="table-column">
      <style:table-column-properties style:column-width="0.5007in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H1" style:family="table-cell">
      <style:table-cell-properties fo:padding="0.0382in" fo:border="0.05pt solid #000000"/>
    </style:style>
    <style:style style:name="Table8" style:family="table">
      <style:table-properties style:width="4in" table:align="center" style:shadow="none"/>
    </style:style>
    <style:style style:name="Table8.A" style:family="table-column">
      <style:table-column-properties style:column-width="0.4993in"/>
    </style:style>
    <style:style style:name="Table8.B" style:family="table-column">
      <style:table-column-properties style:column-width="0.5in"/>
    </style:style>
    <style:style style:name="Table8.D" style:family="table-column">
      <style:table-column-properties style:column-width="0.5007in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E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8.H1" style:family="table-cell">
      <style:table-cell-properties fo:padding="0.0382in" fo:border="0.05pt solid #000000"/>
    </style:style>
    <style:style style:name="Table9" style:family="table">
      <style:table-properties style:width="4in" table:align="center"/>
    </style:style>
    <style:style style:name="Table9.A" style:family="table-column">
      <style:table-column-properties style:column-width="0.4993in"/>
    </style:style>
    <style:style style:name="Table9.B" style:family="table-column">
      <style:table-column-properties style:column-width="0.5in"/>
    </style:style>
    <style:style style:name="Table9.D" style:family="table-column">
      <style:table-column-properties style:column-width="0.5007in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H1" style:family="table-cell">
      <style:table-cell-properties fo:padding="0.0382in" fo:border="0.05pt solid #000000"/>
    </style:style>
    <style:style style:name="Table10" style:family="table">
      <style:table-properties style:width="4in" table:align="center" style:shadow="none"/>
    </style:style>
    <style:style style:name="Table10.A" style:family="table-column">
      <style:table-column-properties style:column-width="0.4993in"/>
    </style:style>
    <style:style style:name="Table10.B" style:family="table-column">
      <style:table-column-properties style:column-width="0.5in"/>
    </style:style>
    <style:style style:name="Table10.D" style:family="table-column">
      <style:table-column-properties style:column-width="0.5007in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E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0.H1" style:family="table-cell">
      <style:table-cell-properties fo:padding="0.0382in" fo:border="0.05pt solid #000000"/>
    </style:style>
    <style:style style:name="Table11" style:family="table">
      <style:table-properties style:width="4in" table:align="center"/>
    </style:style>
    <style:style style:name="Table11.A" style:family="table-column">
      <style:table-column-properties style:column-width="0.4993in"/>
    </style:style>
    <style:style style:name="Table11.B" style:family="table-column">
      <style:table-column-properties style:column-width="0.5in"/>
    </style:style>
    <style:style style:name="Table11.D" style:family="table-column">
      <style:table-column-properties style:column-width="0.5007in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H1" style:family="table-cell">
      <style:table-cell-properties fo:padding="0.0382in" fo:border="0.05pt solid #000000"/>
    </style:style>
    <style:style style:name="Table12" style:family="table">
      <style:table-properties style:width="4in" table:align="center" style:shadow="none"/>
    </style:style>
    <style:style style:name="Table12.A" style:family="table-column">
      <style:table-column-properties style:column-width="0.4993in"/>
    </style:style>
    <style:style style:name="Table12.B" style:family="table-column">
      <style:table-column-properties style:column-width="0.5in"/>
    </style:style>
    <style:style style:name="Table12.D" style:family="table-column">
      <style:table-column-properties style:column-width="0.5007in"/>
    </style:style>
    <style:style style:name="Table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.E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2.H1" style:family="table-cell">
      <style:table-cell-properties fo:padding="0.0382in" fo:border="0.05pt solid #000000"/>
    </style:style>
    <style:style style:name="P1" style:family="paragraph" style:parent-style-name="Standard">
      <style:paragraph-properties fo:margin-top="0in" fo:margin-bottom="0.1965in" loext:contextual-spacing="false"/>
    </style:style>
    <style:style style:name="P2" style:family="paragraph" style:parent-style-name="Text_20_body">
      <style:text-properties officeooo:paragraph-rsid="000e15b6"/>
    </style:style>
    <style:style style:name="P3" style:family="paragraph" style:parent-style-name="Text_20_body">
      <style:text-properties officeooo:paragraph-rsid="0012de8a"/>
    </style:style>
    <style:style style:name="P4" style:family="paragraph" style:parent-style-name="Text_20_body">
      <style:paragraph-properties fo:margin-top="0in" fo:margin-bottom="0in" loext:contextual-spacing="false"/>
      <style:text-properties officeooo:paragraph-rsid="000f2704"/>
    </style:style>
    <style:style style:name="P5" style:family="paragraph" style:parent-style-name="Text_20_body">
      <style:paragraph-properties fo:margin-top="0in" fo:margin-bottom="0in" loext:contextual-spacing="false"/>
      <style:text-properties officeooo:paragraph-rsid="0011013c"/>
    </style:style>
    <style:style style:name="P6" style:family="paragraph" style:parent-style-name="Text_20_body">
      <style:paragraph-properties fo:margin-top="0in" fo:margin-bottom="0in" loext:contextual-spacing="false"/>
      <style:text-properties officeooo:paragraph-rsid="0012de8a"/>
    </style:style>
    <style:style style:name="P7" style:family="paragraph" style:parent-style-name="Standard">
      <style:paragraph-properties fo:margin-top="0in" fo:margin-bottom="0in" loext:contextual-spacing="false"/>
      <style:text-properties officeooo:paragraph-rsid="00177c3e"/>
    </style:style>
    <style:style style:name="P8" style:family="paragraph" style:parent-style-name="Standard">
      <style:paragraph-properties fo:margin-top="0in" fo:margin-bottom="0in" loext:contextual-spacing="false"/>
      <style:text-properties officeooo:paragraph-rsid="00179027"/>
    </style:style>
    <style:style style:name="P9" style:family="paragraph" style:parent-style-name="Standard">
      <style:paragraph-properties fo:margin-top="0in" fo:margin-bottom="0in" loext:contextual-spacing="false"/>
      <style:text-properties officeooo:paragraph-rsid="001a089f"/>
    </style:style>
    <style:style style:name="P10" style:family="paragraph" style:parent-style-name="Standard">
      <style:text-properties officeooo:paragraph-rsid="001a089f"/>
    </style:style>
    <style:style style:name="P11" style:family="paragraph" style:parent-style-name="Text_20_body" style:list-style-name="L1">
      <style:text-properties officeooo:paragraph-rsid="000e15b6"/>
    </style:style>
    <style:style style:name="P12" style:family="paragraph" style:parent-style-name="Text_20_body" style:list-style-name="L2">
      <style:text-properties officeooo:paragraph-rsid="000e15b6"/>
    </style:style>
    <style:style style:name="P13" style:family="paragraph" style:parent-style-name="Text_20_body" style:list-style-name="L3">
      <style:text-properties officeooo:paragraph-rsid="000e15b6"/>
    </style:style>
    <style:style style:name="P14" style:family="paragraph" style:parent-style-name="Text_20_body" style:list-style-name="L4">
      <style:text-properties officeooo:paragraph-rsid="000e15b6"/>
    </style:style>
    <style:style style:name="P15" style:family="paragraph" style:parent-style-name="Text_20_body" style:list-style-name="L5">
      <style:text-properties officeooo:paragraph-rsid="000e15b6"/>
    </style:style>
    <style:style style:name="P16" style:family="paragraph" style:parent-style-name="Text_20_body">
      <style:text-properties style:text-position="-33% 80%" officeooo:rsid="000e15b6" officeooo:paragraph-rsid="000e15b6"/>
    </style:style>
    <style:style style:name="P17" style:family="paragraph" style:parent-style-name="Text_20_body" style:list-style-name="L6">
      <style:text-properties officeooo:paragraph-rsid="000f2704"/>
    </style:style>
    <style:style style:name="P18" style:family="paragraph" style:parent-style-name="Text_20_body" style:list-style-name="L7">
      <style:text-properties officeooo:paragraph-rsid="000f2704"/>
    </style:style>
    <style:style style:name="P19" style:family="paragraph" style:parent-style-name="Text_20_body" style:list-style-name="L8"/>
    <style:style style:name="P20" style:family="paragraph" style:parent-style-name="Text_20_body" style:list-style-name="L9"/>
    <style:style style:name="P21" style:family="paragraph" style:parent-style-name="Text_20_body" style:list-style-name="L10"/>
    <style:style style:name="P22" style:family="paragraph" style:parent-style-name="Text_20_body">
      <style:text-properties officeooo:paragraph-rsid="00179027"/>
    </style:style>
    <style:style style:name="P23" style:family="paragraph" style:parent-style-name="Text_20_body">
      <style:paragraph-properties fo:margin-top="0in" fo:margin-bottom="0in" loext:contextual-spacing="false"/>
    </style:style>
    <style:style style:name="P24" style:family="paragraph" style:parent-style-name="Text_20_body" style:list-style-name="L1">
      <style:paragraph-properties fo:margin-top="0in" fo:margin-bottom="0in" loext:contextual-spacing="false"/>
      <style:text-properties officeooo:paragraph-rsid="000e15b6"/>
    </style:style>
    <style:style style:name="P25" style:family="paragraph" style:parent-style-name="Text_20_body" style:list-style-name="L2">
      <style:paragraph-properties fo:margin-top="0in" fo:margin-bottom="0in" loext:contextual-spacing="false"/>
      <style:text-properties officeooo:paragraph-rsid="000e15b6"/>
    </style:style>
    <style:style style:name="P26" style:family="paragraph" style:parent-style-name="Text_20_body" style:list-style-name="L3">
      <style:paragraph-properties fo:margin-top="0in" fo:margin-bottom="0in" loext:contextual-spacing="false"/>
      <style:text-properties officeooo:paragraph-rsid="000e15b6"/>
    </style:style>
    <style:style style:name="P27" style:family="paragraph" style:parent-style-name="Text_20_body" style:list-style-name="L4">
      <style:paragraph-properties fo:margin-top="0in" fo:margin-bottom="0in" loext:contextual-spacing="false"/>
      <style:text-properties officeooo:paragraph-rsid="000e15b6"/>
    </style:style>
    <style:style style:name="P28" style:family="paragraph" style:parent-style-name="Text_20_body" style:list-style-name="L5">
      <style:paragraph-properties fo:margin-top="0in" fo:margin-bottom="0in" loext:contextual-spacing="false"/>
      <style:text-properties officeooo:paragraph-rsid="000e15b6"/>
    </style:style>
    <style:style style:name="P29" style:family="paragraph" style:parent-style-name="Text_20_body" style:list-style-name="L6">
      <style:paragraph-properties fo:margin-top="0in" fo:margin-bottom="0in" loext:contextual-spacing="false"/>
      <style:text-properties officeooo:paragraph-rsid="000f2704"/>
    </style:style>
    <style:style style:name="P30" style:family="paragraph" style:parent-style-name="Text_20_body" style:list-style-name="L7">
      <style:paragraph-properties fo:margin-top="0in" fo:margin-bottom="0in" loext:contextual-spacing="false"/>
      <style:text-properties officeooo:paragraph-rsid="000f2704"/>
    </style:style>
    <style:style style:name="P31" style:family="paragraph" style:parent-style-name="Text_20_body" style:list-style-name="L8">
      <style:paragraph-properties fo:margin-top="0in" fo:margin-bottom="0in" loext:contextual-spacing="false"/>
    </style:style>
    <style:style style:name="P32" style:family="paragraph" style:parent-style-name="Text_20_body">
      <style:paragraph-properties fo:margin-top="0in" fo:margin-bottom="0in" loext:contextual-spacing="false"/>
      <style:text-properties style:text-position="-33% 80%" officeooo:rsid="000f2704" officeooo:paragraph-rsid="000f2704"/>
    </style:style>
    <style:style style:name="P33" style:family="paragraph" style:parent-style-name="Text_20_body">
      <style:paragraph-properties fo:margin-top="0in" fo:margin-bottom="0in" loext:contextual-spacing="false"/>
      <style:text-properties style:text-position="-33% 80%" officeooo:rsid="000f2704" officeooo:paragraph-rsid="0012de8a"/>
    </style:style>
    <style:style style:name="P34" style:family="paragraph" style:parent-style-name="Text_20_body">
      <style:paragraph-properties fo:margin-top="0in" fo:margin-bottom="0in" loext:contextual-spacing="false"/>
      <style:text-properties style:text-position="-33% 80%" officeooo:rsid="0011013c" officeooo:paragraph-rsid="0011013c"/>
    </style:style>
    <style:style style:name="P35" style:family="paragraph" style:parent-style-name="Text_20_body">
      <style:paragraph-properties fo:margin-top="0in" fo:margin-bottom="0in" loext:contextual-spacing="false"/>
      <style:text-properties style:text-position="0% 100%" officeooo:rsid="0011013c" officeooo:paragraph-rsid="0011013c"/>
    </style:style>
    <style:style style:name="P36" style:family="paragraph" style:parent-style-name="Text_20_body">
      <style:paragraph-properties fo:margin-top="0in" fo:margin-bottom="0in" loext:contextual-spacing="false"/>
      <style:text-properties style:text-position="0% 100%" officeooo:rsid="0011013c" officeooo:paragraph-rsid="0012de8a"/>
    </style:style>
    <style:style style:name="P37" style:family="paragraph" style:parent-style-name="Text_20_body">
      <style:paragraph-properties fo:margin-top="0in" fo:margin-bottom="0in" loext:contextual-spacing="false"/>
      <style:text-properties style:text-position="0% 100%" officeooo:rsid="0011013c" officeooo:paragraph-rsid="00177c3e"/>
    </style:style>
    <style:style style:name="P38" style:family="paragraph" style:parent-style-name="Text_20_body">
      <style:paragraph-properties fo:margin-top="0in" fo:margin-bottom="0in" loext:contextual-spacing="false"/>
      <style:text-properties style:text-position="0% 100%" officeooo:rsid="0011013c" officeooo:paragraph-rsid="001a089f"/>
    </style:style>
    <style:style style:name="P39" style:family="paragraph" style:parent-style-name="Text_20_body">
      <style:paragraph-properties fo:margin-top="0in" fo:margin-bottom="0in" loext:contextual-spacing="false"/>
      <style:text-properties style:text-position="0% 100%" officeooo:rsid="0012de8a" officeooo:paragraph-rsid="0012de8a"/>
    </style:style>
    <style:style style:name="P40" style:family="paragraph" style:parent-style-name="Text_20_body" style:list-style-name="L9">
      <style:paragraph-properties fo:margin-top="0in" fo:margin-bottom="0in" loext:contextual-spacing="false"/>
    </style:style>
    <style:style style:name="P41" style:family="paragraph" style:parent-style-name="Text_20_body" style:list-style-name="L10">
      <style:paragraph-properties fo:margin-top="0in" fo:margin-bottom="0in" loext:contextual-spacing="false"/>
    </style:style>
    <style:style style:name="P42" style:family="paragraph" style:parent-style-name="Text_20_body">
      <style:paragraph-properties fo:margin-top="0in" fo:margin-bottom="0in" loext:contextual-spacing="false"/>
      <style:text-properties officeooo:paragraph-rsid="0015a996"/>
    </style:style>
    <style:style style:name="P43" style:family="paragraph" style:parent-style-name="Text_20_body">
      <style:paragraph-properties fo:margin-top="0in" fo:margin-bottom="0in" loext:contextual-spacing="false"/>
      <style:text-properties officeooo:paragraph-rsid="0015df34"/>
    </style:style>
    <style:style style:name="P44" style:family="paragraph" style:parent-style-name="Text_20_body">
      <style:paragraph-properties fo:margin-top="0in" fo:margin-bottom="0in" loext:contextual-spacing="false"/>
      <style:text-properties officeooo:rsid="001628ff" officeooo:paragraph-rsid="001628ff"/>
    </style:style>
    <style:style style:name="P45" style:family="paragraph" style:parent-style-name="Text_20_body">
      <style:paragraph-properties fo:margin-top="0in" fo:margin-bottom="0in" loext:contextual-spacing="false"/>
      <style:text-properties officeooo:rsid="001628ff" officeooo:paragraph-rsid="00177c3e"/>
    </style:style>
    <style:style style:name="P46" style:family="paragraph" style:parent-style-name="Text_20_body">
      <style:paragraph-properties fo:margin-top="0in" fo:margin-bottom="0in" loext:contextual-spacing="false"/>
      <style:text-properties officeooo:paragraph-rsid="001628ff"/>
    </style:style>
    <style:style style:name="P47" style:family="paragraph" style:parent-style-name="Text_20_body">
      <style:paragraph-properties fo:margin-top="0in" fo:margin-bottom="0in" loext:contextual-spacing="false"/>
      <style:text-properties officeooo:paragraph-rsid="00177c3e"/>
    </style:style>
    <style:style style:name="P48" style:family="paragraph" style:parent-style-name="Text_20_body">
      <style:paragraph-properties fo:margin-top="0in" fo:margin-bottom="0in" loext:contextual-spacing="false"/>
      <style:text-properties officeooo:paragraph-rsid="00179027"/>
    </style:style>
    <style:style style:name="P49" style:family="paragraph" style:parent-style-name="Text_20_body">
      <style:paragraph-properties fo:margin-top="0in" fo:margin-bottom="0in" loext:contextual-spacing="false"/>
      <style:text-properties officeooo:paragraph-rsid="00182cbc"/>
    </style:style>
    <style:style style:name="P50" style:family="paragraph" style:parent-style-name="Text_20_body">
      <style:paragraph-properties fo:margin-top="0in" fo:margin-bottom="0in" loext:contextual-spacing="false"/>
      <style:text-properties officeooo:paragraph-rsid="001a089f"/>
    </style:style>
    <style:style style:name="P51" style:family="paragraph" style:parent-style-name="Table_20_Contents">
      <style:paragraph-properties fo:text-align="center" style:justify-single-word="false"/>
      <style:text-properties officeooo:rsid="0015df34" officeooo:paragraph-rsid="0015df34"/>
    </style:style>
    <style:style style:name="P52" style:family="paragraph" style:parent-style-name="Table_20_Contents">
      <style:paragraph-properties fo:text-align="center" style:justify-single-word="false"/>
      <style:text-properties officeooo:rsid="00177c3e" officeooo:paragraph-rsid="00177c3e"/>
    </style:style>
    <style:style style:name="P53" style:family="paragraph" style:parent-style-name="Table_20_Contents">
      <style:paragraph-properties fo:text-align="center" style:justify-single-word="false"/>
      <style:text-properties officeooo:rsid="00179027" officeooo:paragraph-rsid="00179027"/>
    </style:style>
    <style:style style:name="P54" style:family="paragraph" style:parent-style-name="Table_20_Contents">
      <style:paragraph-properties fo:text-align="center" style:justify-single-word="false"/>
      <style:text-properties officeooo:rsid="00182cbc" officeooo:paragraph-rsid="00182cbc"/>
    </style:style>
    <style:style style:name="P55" style:family="paragraph" style:parent-style-name="Table_20_Contents">
      <style:paragraph-properties fo:text-align="center" style:justify-single-word="false"/>
      <style:text-properties officeooo:rsid="001a089f" officeooo:paragraph-rsid="001a089f"/>
    </style:style>
    <style:style style:name="P56" style:family="paragraph">
      <loext:graphic-properties draw:fill="solid" draw:fill-color="#000000"/>
      <style:paragraph-properties fo:text-align="center"/>
    </style:style>
    <style:style style:name="P57" style:family="paragraph">
      <style:paragraph-properties fo:text-align="center"/>
      <style:text-properties fo:font-size="12pt"/>
    </style:style>
    <style:style style:name="P58" style:family="paragraph">
      <style:paragraph-properties fo:text-align="center"/>
    </style:style>
    <style:style style:name="P59" style:family="paragraph">
      <loext:graphic-properties draw:fill="none" draw:fill-color="#ffffff"/>
    </style:style>
    <style:style style:name="P60" style:family="paragraph">
      <style:paragraph-properties fo:margin-top="0in" fo:margin-bottom="0in"/>
      <style:text-properties style:font-name="Liberation Sans" fo:font-size="12pt"/>
    </style:style>
    <style:style style:name="P61" style:family="paragraph">
      <loext:graphic-properties draw:fill="none" draw:fill-color="#ffffff"/>
      <style:paragraph-properties fo:margin-top="0in" fo:margin-bottom="0in"/>
      <style:text-properties style:font-name="Liberation Sans" fo:font-size="12pt"/>
    </style:style>
    <style:style style:name="T1" style:family="text">
      <style:text-properties style:text-position="-33% 80%"/>
    </style:style>
    <style:style style:name="T2" style:family="text">
      <style:text-properties style:text-position="-33% 80%" officeooo:rsid="000e15b6"/>
    </style:style>
    <style:style style:name="T3" style:family="text">
      <style:text-properties style:text-position="-33% 80%" officeooo:rsid="000f2704"/>
    </style:style>
    <style:style style:name="T4" style:family="text">
      <style:text-properties style:text-position="-33% 80%" officeooo:rsid="0011013c"/>
    </style:style>
    <style:style style:name="T5" style:family="text">
      <style:text-properties style:text-position="-33% 80%" officeooo:rsid="0015a996"/>
    </style:style>
    <style:style style:name="T6" style:family="text">
      <style:text-properties style:text-position="-33% 80%" officeooo:rsid="00177c3e"/>
    </style:style>
    <style:style style:name="T7" style:family="text">
      <style:text-properties officeooo:rsid="000e15b6"/>
    </style:style>
    <style:style style:name="T8" style:family="text">
      <style:text-properties officeooo:rsid="000f2704"/>
    </style:style>
    <style:style style:name="T9" style:family="text">
      <style:text-properties style:text-position="0% 100%" officeooo:rsid="000f2704"/>
    </style:style>
    <style:style style:name="T10" style:family="text">
      <style:text-properties style:text-position="0% 100%" officeooo:rsid="0011013c"/>
    </style:style>
    <style:style style:name="T11" style:family="text">
      <style:text-properties style:text-position="0% 100%" officeooo:rsid="0012de8a"/>
    </style:style>
    <style:style style:name="T12" style:family="text">
      <style:text-properties style:text-position="0% 100%" fo:font-weight="bold" officeooo:rsid="0012de8a" style:font-weight-asian="bold" style:font-weight-complex="bold"/>
    </style:style>
    <style:style style:name="T13" style:family="text">
      <style:text-properties style:text-position="0% 100%" fo:font-weight="normal" officeooo:rsid="0012de8a" style:font-weight-asian="normal" style:font-weight-complex="normal"/>
    </style:style>
    <style:style style:name="T14" style:family="text">
      <style:text-properties style:text-position="0% 100%" officeooo:rsid="00177c3e"/>
    </style:style>
    <style:style style:name="T15" style:family="text">
      <style:text-properties style:text-position="0% 100%" style:font-name="Liberation Serif" fo:font-size="12pt" fo:font-style="normal" fo:font-weight="normal" officeooo:rsid="00177c3e" style:font-size-asian="12pt" style:font-style-asian="normal" style:font-weight-asian="normal"/>
    </style:style>
    <style:style style:name="T16" style:family="text">
      <style:text-properties style:text-position="0% 100%" officeooo:rsid="00182cbc"/>
    </style:style>
    <style:style style:name="T17" style:family="text">
      <style:text-properties style:text-position="0% 100%" officeooo:rsid="0015a996"/>
    </style:style>
    <style:style style:name="T18" style:family="text">
      <style:text-properties style:text-position="0% 100%" officeooo:rsid="001628ff"/>
    </style:style>
    <style:style style:name="T19" style:family="text">
      <style:text-properties style:text-position="0% 100%" officeooo:rsid="001a089f"/>
    </style:style>
    <style:style style:name="T20" style:family="text">
      <style:text-properties style:text-position="super 58%" officeooo:rsid="0011013c"/>
    </style:style>
    <style:style style:name="T21" style:family="text">
      <style:text-properties style:text-position="super 58%" fo:font-size="15pt" officeooo:rsid="0015a996" style:font-size-asian="15pt" style:font-size-complex="15pt"/>
    </style:style>
    <style:style style:name="T22" style:family="text">
      <style:text-properties style:text-position="super 58%" fo:font-size="15pt" officeooo:rsid="00177c3e" style:font-size-asian="15pt" style:font-size-complex="15pt"/>
    </style:style>
    <style:style style:name="T23" style:family="text">
      <style:text-properties officeooo:rsid="0012de8a"/>
    </style:style>
    <style:style style:name="T24" style:family="text">
      <style:text-properties officeooo:rsid="0015a996"/>
    </style:style>
    <style:style style:name="T25" style:family="text">
      <style:text-properties officeooo:rsid="001628ff"/>
    </style:style>
    <style:style style:name="T26" style:family="text">
      <style:text-properties style:font-name="Liberation Serif" fo:font-size="12pt" fo:font-style="normal" fo:font-weight="normal" style:font-size-asian="12pt" style:font-style-asian="normal" style:font-weight-asian="normal"/>
    </style:style>
    <style:style style:name="T27" style:family="text">
      <style:text-properties style:font-name="Liberation Serif" fo:font-size="12pt" fo:font-style="normal" fo:font-weight="normal" officeooo:rsid="00179027" style:font-size-asian="12pt" style:font-style-asian="normal" style:font-weight-asian="normal"/>
    </style:style>
    <style:style style:name="T28" style:family="text">
      <style:text-properties style:font-name="Liberation Serif" fo:font-size="12pt" fo:font-style="normal" fo:font-weight="normal" officeooo:rsid="00182cbc" style:font-size-asian="12pt" style:font-style-asian="normal" style:font-weight-asian="normal"/>
    </style:style>
    <style:style style:name="T29" style:family="text">
      <style:text-properties style:font-name="Liberation Serif" fo:font-size="12pt" fo:font-style="normal" fo:font-weight="normal" officeooo:rsid="001a089f" style:font-size-asian="12pt" style:font-style-asian="normal" style:font-weight-asian="normal"/>
    </style:style>
    <style:style style:name="T30" style:family="text">
      <style:text-properties style:text-position="-43% 100%" style:font-name="0" fo:font-size="8pt" style:font-size-asian="8pt"/>
    </style:style>
    <style:style style:name="T31" style:family="text">
      <style:text-properties style:text-position="-43% 100%" style:font-name="0" fo:font-size="8pt" officeooo:rsid="00177c3e" style:font-size-asian="8pt"/>
    </style:style>
    <style:style style:name="T32" style:family="text">
      <style:text-properties officeooo:rsid="00177c3e"/>
    </style:style>
    <style:style style:name="T33" style:family="text">
      <style:text-properties officeooo:rsid="00179027"/>
    </style:style>
    <style:style style:name="T34" style:family="text">
      <style:text-properties style:text-position="-33% 100%" style:font-name="F" fo:font-size="8pt" style:font-size-asian="8pt" style:font-size-complex="8pt"/>
    </style:style>
    <style:style style:name="T35" style:family="text">
      <style:text-properties style:font-name="Liberation Sans" fo:font-size="12pt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6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7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8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9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0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style:style style:name="gr1" style:family="graphic">
      <style:graphic-properties svg:stroke-color="#000000" draw:marker-end="Arrowheads_20_1" draw:fill="solid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color="#000000" draw:marker-end="Arrowheads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color="#000000" draw:marker-start="" draw:marker-end="Arrowheads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none" svg:stroke-color="#000000" draw:marker-start="" draw:marker-end="Arrowheads_20_1" draw:fill="none" draw:fill-color="#ffffff" fo:min-height="0.2602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<text:line-break/>(a) Perform the following additions and subtractions.</text:p>
      <text:list xml:id="list1281719146514532546" text:style-name="L1">
        <text:list-item>
          <text:p text:style-name="P24">(1010)<text:span text:style-name="T1">2</text:span> + (11001)<text:span text:style-name="T1">2</text:span> <text:s/><text:span text:style-name="T7">= <text:s text:c="2"/>(100011)</text:span><text:span text:style-name="T2">2</text:span></text:p>
        </text:list-item>
        <text:list-item>
          <text:p text:style-name="P24">(11001)<text:span text:style-name="T1">2 </text:span>+ (11010)<text:span text:style-name="T1">2</text:span> <text:s/><text:span text:style-name="T7">= <text:s text:c="2"/>(110011)</text:span><text:span text:style-name="T2">2</text:span></text:p>
        </text:list-item>
        <text:list-item>
          <text:p text:style-name="P24">(101010)<text:span text:style-name="T1">2 </text:span>- (11010)<text:span text:style-name="T1">2</text:span> <text:s/><text:span text:style-name="T7">= <text:s text:c="2"/>(10000)</text:span><text:span text:style-name="T2">2</text:span></text:p>
        </text:list-item>
        <text:list-item>
          <text:p text:style-name="P24">(10001)<text:span text:style-name="T1">2 </text:span>- (1011)<text:span text:style-name="T1">2</text:span> <text:s/><text:span text:style-name="T7">= <text:s text:c="2"/>(110)</text:span><text:span text:style-name="T2">2</text:span></text:p>
        </text:list-item>
        <text:list-item>
          <text:p text:style-name="P24">(B26)<text:span text:style-name="T1">16 </text:span>+ (26B)<text:span text:style-name="T1">16</text:span> <text:span text:style-name="T7">= (D91)</text:span><text:span text:style-name="T2">16</text:span><text:span text:style-name="T7"> </text:span></text:p>
        </text:list-item>
        <text:list-item>
          <text:p text:style-name="P24">(F94)<text:span text:style-name="T1">16 </text:span>+ (2BC)<text:span text:style-name="T1">16</text:span> <text:span text:style-name="T7">= (1250)</text:span><text:span text:style-name="T2">16</text:span></text:p>
        </text:list-item>
        <text:list-item>
          <text:p text:style-name="P24">(F16)<text:span text:style-name="T1">16 </text:span>- (6F)<text:span text:style-name="T1">16</text:span> <text:span text:style-name="T7">= (EA7)</text:span><text:span text:style-name="T2">16</text:span></text:p>
        </text:list-item>
        <text:list-item>
          <text:p text:style-name="P11">(1A8)<text:span text:style-name="T1">16 </text:span>- (F9)<text:span text:style-name="T1">16</text:span> <text:span text:style-name="T7">= (AF)</text:span><text:span text:style-name="T2">16</text:span></text:p>
        </text:list-item>
      </text:list>
      <text:p text:style-name="Text_20_body">(b) Convert the following decimal numbers to equivalent binary numbers.</text:p>
      <text:list xml:id="list2058991920648356862" text:style-name="L2">
        <text:list-item>
          <text:p text:style-name="P25">1024 <text:span text:style-name="T7">= (10000000000)</text:span><text:span text:style-name="T2">2</text:span></text:p>
        </text:list-item>
        <text:list-item>
          <text:p text:style-name="P25">256 <text:span text:style-name="T7">= (100000000)</text:span><text:span text:style-name="T2">2</text:span> </text:p>
        </text:list-item>
        <text:list-item>
          <text:p text:style-name="P25">40.25 <text:span text:style-name="T7">= (101000.01)</text:span><text:span text:style-name="T2">2</text:span></text:p>
        </text:list-item>
        <text:list-item>
          <text:p text:style-name="P12">44.25 <text:span text:style-name="T7">= (101100.01)</text:span><text:span text:style-name="T2">2</text:span> </text:p>
        </text:list-item>
      </text:list>
      <text:p text:style-name="Text_20_body">(c) Convert the following binary numbers to equivalent decimal numbers.</text:p>
      <text:list xml:id="list3039705075166117108" text:style-name="L3">
        <text:list-item>
          <text:p text:style-name="P26">101110 <text:span text:style-name="T7">= (46)</text:span><text:span text:style-name="T2">10</text:span> </text:p>
        </text:list-item>
        <text:list-item>
          <text:p text:style-name="P26">10100.011 <text:span text:style-name="T7">= (4.1875)</text:span><text:span text:style-name="T2">10</text:span> </text:p>
        </text:list-item>
        <text:list-item>
          <text:p text:style-name="P26">1101.1101 <text:span text:style-name="T7">= (13.8125)</text:span><text:span text:style-name="T2">10</text:span> </text:p>
        </text:list-item>
        <text:list-item>
          <text:p text:style-name="P13">100.0011 <text:span text:style-name="T7">= (4.1875)</text:span><text:span text:style-name="T2">10</text:span> </text:p>
        </text:list-item>
      </text:list>
      <text:p text:style-name="Text_20_body">(d) Convert the following decimal numbers to equivalent Hexadecimal numbers.</text:p>
      <text:list xml:id="list9191545185942489784" text:style-name="L4">
        <text:list-item>
          <text:p text:style-name="P27">399 <text:span text:style-name="T7">= (18F)</text:span><text:span text:style-name="T2">16</text:span> </text:p>
        </text:list-item>
        <text:list-item>
          <text:p text:style-name="P27">214. 65 <text:span text:style-name="T7">= (D6.A666)</text:span><text:span text:style-name="T2">16</text:span></text:p>
        </text:list-item>
        <text:list-item>
          <text:p text:style-name="P27">1250.5 <text:span text:style-name="T7">= (4E2.8)</text:span><text:span text:style-name="T2">16</text:span></text:p>
        </text:list-item>
        <text:list-item>
          <text:p text:style-name="P14">101.225 <text:span text:style-name="T7">= (65.3999)</text:span><text:span text:style-name="T2">16</text:span></text:p>
        </text:list-item>
      </text:list>
      <text:p text:style-name="P2">(e) Convert the following hexadecimal numbers into equivalent Decimal numbers.</text:p>
      <text:list xml:id="list2870752073329568751" text:style-name="L5">
        <text:list-item>
          <text:p text:style-name="P28">CB.91 <text:s/><text:span text:style-name="T7">= (203.56640625)</text:span><text:span text:style-name="T2">10</text:span></text:p>
        </text:list-item>
        <text:list-item>
          <text:p text:style-name="P28">32.05 <text:span text:style-name="T7">= (50.01953125)</text:span><text:span text:style-name="T2">10</text:span></text:p>
        </text:list-item>
        <text:list-item>
          <text:p text:style-name="P28">1C.F <text:span text:style-name="T7">= (28.9375)</text:span><text:span text:style-name="T2">10</text:span></text:p>
        </text:list-item>
        <text:list-item>
          <text:p text:style-name="P15">B0F.02 <text:span text:style-name="T7">= (2831.0078125)</text:span><text:span text:style-name="T2">10</text:span></text:p>
        </text:list-item>
      </text:list>
      <text:p text:style-name="P16"/>
      <text:p text:style-name="Text_20_body"/>
      <text:p text:style-name="Text_20_body"><text:soft-page-break/>(f) Convert the following binary numbers into equivalent hexadecimal numbers.</text:p>
      <text:list xml:id="list6341872311316929550" text:style-name="L6">
        <text:list-item>
          <text:p text:style-name="P29">100100 <text:s/><text:span text:style-name="T7">= (24)</text:span><text:span text:style-name="T2">1</text:span><text:span text:style-name="T3">6</text:span></text:p>
        </text:list-item>
        <text:list-item>
          <text:p text:style-name="P29">111010.0011 <text:span text:style-name="T7">= (3A.3)</text:span><text:span text:style-name="T2">1</text:span><text:span text:style-name="T3">6</text:span></text:p>
        </text:list-item>
        <text:list-item>
          <text:p text:style-name="P29">11001.00011 <text:span text:style-name="T7">= (19.18)</text:span><text:span text:style-name="T2">1</text:span><text:span text:style-name="T3">6</text:span></text:p>
        </text:list-item>
        <text:list-item>
          <text:p text:style-name="P17">11110 <text:span text:style-name="T7">= (1E)</text:span><text:span text:style-name="T2">1</text:span><text:span text:style-name="T3">6</text:span></text:p>
        </text:list-item>
      </text:list>
      <text:p text:style-name="Text_20_body">(g) Convert the following Hexadecimal numbers into equivalent Binary numbers.</text:p>
      <text:list xml:id="list3816585312269391371" text:style-name="L7">
        <text:list-item>
          <text:p text:style-name="P30">20F <text:span text:style-name="T7">= (1000001111)</text:span><text:span text:style-name="T3">2</text:span></text:p>
        </text:list-item>
        <text:list-item>
          <text:p text:style-name="P30">1.EF <text:span text:style-name="T7">= (1.11101111)</text:span><text:span text:style-name="T3">2</text:span></text:p>
        </text:list-item>
        <text:list-item>
          <text:p text:style-name="P30">F3.12 <text:span text:style-name="T7">= (11110011.0001001)</text:span><text:span text:style-name="T3">2</text:span></text:p>
        </text:list-item>
        <text:list-item>
          <text:p text:style-name="P18">16.02 <text:span text:style-name="T7">= (10110.0000001)</text:span><text:span text:style-name="T3">2</text:span></text:p>
        </text:list-item>
      </text:list>
      <text:p text:style-name="Text_20_body">(h) Calculate the following problems using 2's complement and 8 bits binary format. Results are displayed by binary number and decimal number.</text:p>
      <text:list xml:id="list1325476269072570236" text:style-name="L8">
        <text:list-item>
          <text:p text:style-name="P31">(37)<text:span text:style-name="T1">10</text:span> - (33)<text:span text:style-name="T1">10</text:span> </text:p>
        </text:list-item>
      </text:list>
      <text:p text:style-name="P4"><text:tab/>(37)<text:span text:style-name="T1">10</text:span><text:span text:style-name="T9"> = (100101)</text:span><text:span text:style-name="T3">2</text:span></text:p>
      <text:p text:style-name="P4"><text:tab/>(3<text:span text:style-name="T8">3</text:span>)<text:span text:style-name="T1">10 </text:span><text:span text:style-name="T9">= (100001)</text:span><text:span text:style-name="T3">2</text:span></text:p>
      <text:p text:style-name="P32"/>
      <text:p text:style-name="P5"><text:span text:style-name="T3"><text:tab/></text:span><text:span text:style-name="T9">0 0 1 0 0 0 0 1 <text:s/>-------- <text:s text:c="2"/>(+33)</text:span><text:span text:style-name="T3">10</text:span></text:p>
      <text:p text:style-name="P5"><text:tab/><text:span text:style-name="T8">1 1 0 1 1 1 1 0 <text:s/></text:span><text:span text:style-name="T9">-------- <text:s text:c="2"/></text:span><text:span text:style-name="T10">1’s Complement</text:span></text:p>
      <text:p text:style-name="P35"><text:tab/> <text:s text:c="17"/>+ 1</text:p>
      <text:p text:style-name="P35"><text:s text:c="11"/>-----------------------------------------------</text:p>
      <text:p text:style-name="P5"><text:span text:style-name="T10"><text:s text:c="12"/>1 1 0 1 1 1 1 1 <text:s/></text:span><text:span text:style-name="T9">-------- <text:s text:c="3"/></text:span><text:span text:style-name="T10">2’s Complement</text:span></text:p>
      <text:p text:style-name="P35"><text:s text:c="10"/>+0 0 1 0 0 1 0 1</text:p>
      <text:p text:style-name="P35"><text:tab/>--------------------</text:p>
      <text:p text:style-name="P35"><text:s text:c="10"/>1 0 0 0 0 0 1 0 0</text:p>
      <text:p text:style-name="P5"><text:span text:style-name="T10"><text:tab/>Since,the bit number is 8, the 9</text:span><text:span text:style-name="T20">th</text:span><text:span text:style-name="T10"> digit resulting from he carry is ignored.</text:span></text:p>
      <text:p text:style-name="P5"><text:span text:style-name="T10"><text:tab/>Ans. (100)</text:span><text:span text:style-name="T4">2 <text:s/></text:span><text:span text:style-name="T10">or <text:s/>(4)</text:span><text:span text:style-name="T4">10</text:span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list xml:id="list132607484857294" text:continue-numbering="true" text:style-name="L8">
        <text:list-item>
          <text:p text:style-name="P19"><text:soft-page-break/>(30)<text:span text:style-name="T1">10</text:span> - (81)<text:span text:style-name="T1">10</text:span> </text:p>
        </text:list-item>
      </text:list>
      <text:p text:style-name="P3"><text:tab/>(3<text:span text:style-name="T23">0</text:span>)<text:span text:style-name="T1">10</text:span><text:span text:style-name="T9"> = (</text:span><text:span text:style-name="T11">11110</text:span><text:span text:style-name="T9">)</text:span><text:span text:style-name="T3">2</text:span></text:p>
      <text:p text:style-name="P6"><text:tab/>(<text:span text:style-name="T23">81</text:span>)<text:span text:style-name="T1">10 </text:span><text:span text:style-name="T9">= (</text:span><text:span text:style-name="T11">1010001</text:span><text:span text:style-name="T9">)</text:span><text:span text:style-name="T3">2</text:span></text:p>
      <text:p text:style-name="P33"/>
      <text:p text:style-name="P6"><text:span text:style-name="T3"><text:tab/></text:span><text:span text:style-name="T11">01010001</text:span><text:span text:style-name="T9"> <text:s/>-------- <text:s text:c="2"/>(+</text:span><text:span text:style-name="T11">81</text:span><text:span text:style-name="T9">)</text:span><text:span text:style-name="T3">10</text:span></text:p>
      <text:p text:style-name="P6"><text:tab/><text:span text:style-name="T23">10101110 <text:s/></text:span><text:span text:style-name="T9">-------- <text:s text:c="2"/></text:span><text:span text:style-name="T10">1’s Complement</text:span></text:p>
      <text:p text:style-name="P36"><text:tab/> <text:s text:c="10"/>+ 1</text:p>
      <text:p text:style-name="P36"><text:s text:c="11"/>-----------------------------------------------</text:p>
      <text:p text:style-name="P6"><text:span text:style-name="T10"><text:s text:c="12"/></text:span><text:span text:style-name="T11">10101111</text:span><text:span text:style-name="T10"> <text:s/></text:span><text:span text:style-name="T9">-------- <text:s text:c="3"/></text:span><text:span text:style-name="T10">2’s Complement</text:span></text:p>
      <text:p text:style-name="P6"><text:span text:style-name="T10"><text:s text:c="10"/>+</text:span><text:span text:style-name="T11">00011110 <text:s/></text:span><text:span text:style-name="T9">-------- <text:s text:c="3"/>(3</text:span><text:span text:style-name="T11">0</text:span><text:span text:style-name="T9">)</text:span><text:span text:style-name="T3">10</text:span><text:span text:style-name="T9"> </text:span></text:p>
      <text:p text:style-name="P36"><text:tab/>--------------------</text:p>
      <text:p text:style-name="P6"><text:span text:style-name="T10"><text:s text:c="12"/></text:span><text:span text:style-name="T12">1</text:span><text:span text:style-name="T11">1001101 <text:s/></text:span><text:span text:style-name="T9">-------- <text:s text:c="3"/></text:span><text:span text:style-name="T11">The result is negative.</text:span></text:p>
      <text:p text:style-name="P39"><text:tab/> <text:s text:c="12"/>-1</text:p>
      <text:p text:style-name="P6"><text:span text:style-name="T11"><text:tab/></text:span><text:span text:style-name="T10">--------------------</text:span></text:p>
      <text:p text:style-name="P6"><text:span text:style-name="T10"><text:tab/></text:span><text:span text:style-name="T11">11001100</text:span></text:p>
      <text:p text:style-name="P39"><text:tab/>00110011</text:p>
      <text:p text:style-name="P36"><text:tab/></text:p>
      <text:p text:style-name="P3"><text:span text:style-name="T10"><text:tab/>Ans. (</text:span><text:span text:style-name="T13">11001101</text:span><text:span text:style-name="T10">)</text:span><text:span text:style-name="T4">2 <text:s/></text:span><text:span text:style-name="T10">or <text:s/>(-</text:span><text:span text:style-name="T11">51</text:span><text:span text:style-name="T10">)</text:span><text:span text:style-name="T4">10</text:span></text:p>
      <text:p text:style-name="Text_20_body">(i) Calculate the following problems using the arithmetic shift.</text:p>
      <text:list xml:id="list3094084507410525516" text:style-name="L9">
        <text:list-item>
          <text:p text:style-name="P40">(20)<text:span text:style-name="T1">10</text:span> ´ 4 <text:s/></text:p>
        </text:list-item>
      </text:list>
      <text:p text:style-name="P42"><draw:line text:anchor-type="paragraph" draw:z-index="0" draw:name="Shape1" draw:style-name="gr1" draw:text-style-name="P56" svg:x1="0.6484in" svg:y1="0.2953in" svg:x2="0.6587in" svg:y2="0.8579in"><text:p/></draw:line><text:tab/><text:span text:style-name="T24">(20)</text:span><text:span text:style-name="T5">10</text:span><text:span text:style-name="T24"> <text:s/>= (10100)</text:span><text:span text:style-name="T5">2</text:span></text:p>
      <text:p text:style-name="P42"><text:span text:style-name="T5"><text:tab/></text:span></text:p>
      <text:p text:style-name="P23"/>
      <text:p text:style-name="P23"/>
      <text:p text:style-name="P23"><text:tab/><text:span text:style-name="T24">00010100</text:span></text:p>
      <text:p text:style-name="P23"><text:tab/><text:span text:style-name="T24">Shift 2 bits to the left to increase it by 4 or (2</text:span><text:span text:style-name="T21">2</text:span><text:span text:style-name="T24">) .</text:span></text:p>
      <text:p text:style-name="P23"/>
      <table:table table:name="Table1" table:style-name="Table1">
        <table:table-column table:style-name="Table1.A"/>
        <table:table-column table:style-name="Table1.B" table:number-columns-repeated="2"/>
        <table:table-column table:style-name="Table1.D"/>
        <table:table-column table:style-name="Table1.A"/>
        <table:table-column table:style-name="Table1.B" table:number-columns-repeated="2"/>
        <table:table-column table:style-name="Table1.D"/>
        <table:table-row>
          <table:table-cell table:style-name="Table1.A1" office:value-type="string">
            <text:p text:style-name="P51"><draw:line text:anchor-type="paragraph" draw:z-index="2" draw:name="Shape3" draw:style-name="gr3" draw:text-style-name="P58" svg:x1="0.5866in" svg:y1="0.2252in" svg:x2="-1.3299in" svg:y2="1.0516in"><text:p/></draw:line><draw:line text:anchor-type="paragraph" draw:z-index="3" draw:name="Shape3" draw:style-name="gr3" draw:text-style-name="P58" svg:x1="1.161in" svg:y1="0.2252in" svg:x2="-1.3299in" svg:y2="1.0516in"><text:p/></draw:line><draw:line text:anchor-type="paragraph" draw:z-index="1" draw:name="Shape2" draw:style-name="gr2" draw:text-style-name="P57" svg:x1="0.222in" svg:y1="0.2252in" svg:x2="0.222in" svg:y2="0.6972in"><text:p/></draw:line>0</text:p>
          </table:table-cell>
          <table:table-cell table:style-name="Table1.A1" office:value-type="string">
            <text:p text:style-name="P51">0</text:p>
          </table:table-cell>
          <table:table-cell table:style-name="Table1.A1" office:value-type="string">
            <text:p text:style-name="P51">0</text:p>
          </table:table-cell>
          <table:table-cell table:style-name="Table1.A1" office:value-type="string">
            <text:p text:style-name="P51">1</text:p>
          </table:table-cell>
          <table:table-cell table:style-name="Table1.A1" office:value-type="string">
            <text:p text:style-name="P51">0</text:p>
          </table:table-cell>
          <table:table-cell table:style-name="Table1.A1" office:value-type="string">
            <text:p text:style-name="P51">1</text:p>
          </table:table-cell>
          <table:table-cell table:style-name="Table1.A1" office:value-type="string">
            <text:p text:style-name="P51">0</text:p>
          </table:table-cell>
          <table:table-cell table:style-name="Table1.H1" office:value-type="string">
            <text:p text:style-name="P51">0</text:p>
          </table:table-cell>
        </table:table-row>
      </table:table>
      <text:p text:style-name="P23"><draw:line text:anchor-type="paragraph" draw:z-index="4" draw:name="Shape3" draw:style-name="gr3" draw:text-style-name="P58" svg:x1="3.0339in" svg:y1="0.0189in" svg:x2="2.0874in" svg:y2="0.4669in"><text:p/></draw:line><draw:line text:anchor-type="paragraph" draw:z-index="5" draw:name="Shape3" draw:style-name="gr3" draw:text-style-name="P58" svg:x1="3.5236in" svg:y1="0.0189in" svg:x2="2.5772in" svg:y2="0.4669in"><text:p/></draw:line><draw:line text:anchor-type="paragraph" draw:z-index="6" draw:name="Shape3" draw:style-name="gr3" draw:text-style-name="P58" svg:x1="4.0654in" svg:y1="0.0189in" svg:x2="3.1189in" svg:y2="0.4669in"><text:p/></draw:line><draw:line text:anchor-type="paragraph" draw:z-index="7" draw:name="Shape3" draw:style-name="gr3" draw:text-style-name="P58" svg:x1="4.5547in" svg:y1="0.0189in" svg:x2="3.6083in" svg:y2="0.4669in"><text:p/></draw:line><draw:line text:anchor-type="paragraph" draw:z-index="8" draw:name="Shape3" draw:style-name="gr3" draw:text-style-name="P58" svg:x1="5.0118in" svg:y1="0.0189in" svg:x2="4.0654in" svg:y2="0.4669in"><text:p/></draw:line></text:p>
      <text:p text:style-name="P23"><draw:frame text:anchor-type="paragraph" draw:z-index="9" draw:name="Shape4" draw:style-name="gr4" draw:text-style-name="P59" svg:width="0.8335in" svg:height="0.2606in" svg:x="5.5236in" svg:y="0.2854in"><draw:text-box><text:p>= (80)<text:span text:style-name="T34">10</text:span></text:p></draw:text-box></draw:frame></text:p>
      <table:table table:name="Table2" table:style-name="Table2">
        <table:table-column table:style-name="Table2.A"/>
        <table:table-column table:style-name="Table2.B" table:number-columns-repeated="2"/>
        <table:table-column table:style-name="Table2.D"/>
        <table:table-column table:style-name="Table2.A"/>
        <table:table-column table:style-name="Table2.B" table:number-columns-repeated="2"/>
        <table:table-column table:style-name="Table2.D"/>
        <table:table-row>
          <table:table-cell table:style-name="Table2.A1" office:value-type="string">
            <text:p text:style-name="P51">0</text:p>
          </table:table-cell>
          <table:table-cell table:style-name="Table2.A1" office:value-type="string">
            <text:p text:style-name="P51">1</text:p>
          </table:table-cell>
          <table:table-cell table:style-name="Table2.A1" office:value-type="string">
            <text:p text:style-name="P51">0</text:p>
          </table:table-cell>
          <table:table-cell table:style-name="Table2.A1" office:value-type="string">
            <text:p text:style-name="P51">1</text:p>
          </table:table-cell>
          <table:table-cell table:style-name="Table2.A1" office:value-type="string">
            <text:p text:style-name="P51">0</text:p>
          </table:table-cell>
          <table:table-cell table:style-name="Table2.A1" office:value-type="string">
            <text:p text:style-name="P51">0</text:p>
          </table:table-cell>
          <table:table-cell table:style-name="Table2.A1" office:value-type="string">
            <text:p text:style-name="P51">0</text:p>
          </table:table-cell>
          <table:table-cell table:style-name="Table2.H1" office:value-type="string">
            <text:p text:style-name="P51">0</text:p>
          </table:table-cell>
        </table:table-row>
      </table:table>
      <text:p text:style-name="P43"><draw:frame text:anchor-type="paragraph" draw:z-index="10" draw:name="Shape4" draw:style-name="gr4" draw:text-style-name="P61" svg:width="0.3024in" svg:height="0.2606in" svg:x="-0.0807in" svg:y="0.1402in"><draw:text-box><text:p text:style-name="P60"><text:span text:style-name="T35">0,0</text:span></text:p></draw:text-box></draw:frame><text:tab/></text:p>
      <text:p text:style-name="P44"/>
      <text:p text:style-name="P23"><text:tab/></text:p>
      <text:p text:style-name="P23"><text:tab/></text:p>
      <text:p text:style-name="P23"><text:tab/><text:span text:style-name="T25">Ans.</text:span><text:span text:style-name="T26"> (80)</text:span><text:span text:style-name="T30">10</text:span></text:p>
      <text:p text:style-name="P23"><text:tab/></text:p>
      <text:p text:style-name="P23"/>
      <text:list xml:id="list132607822030845" text:continue-numbering="true" text:style-name="L9">
        <text:list-item>
          <text:p text:style-name="P40"><text:soft-page-break/>(-10)<text:span text:style-name="T1">10</text:span> ´ 8 </text:p>
        </text:list-item>
      </text:list>
      <text:p text:style-name="P47"><text:tab/><text:span text:style-name="T32">Represent (-10)</text:span><text:span text:style-name="T6">10 </text:span><text:span text:style-name="T14">using the fixed point format (8 bits).</text:span></text:p>
      <text:p text:style-name="P7"><text:span text:style-name="T11"><text:tab/></text:span><text:span text:style-name="T14">00001010</text:span><text:span text:style-name="T9"> <text:s/>-------- <text:s text:c="2"/>(+</text:span><text:span text:style-name="T14">10</text:span><text:span text:style-name="T9">)</text:span><text:span text:style-name="T3">10</text:span></text:p>
      <text:p text:style-name="P47"><text:span text:style-name="T14"><text:tab/>11110101</text:span><text:span text:style-name="T11"> <text:s/></text:span><text:span text:style-name="T9">-------- <text:s text:c="2"/></text:span><text:span text:style-name="T10">1’s Complement</text:span></text:p>
      <text:p text:style-name="P47"><text:span text:style-name="T10"><text:tab/> <text:s text:c="9"/>+ 1</text:span></text:p>
      <text:p text:style-name="P37"><text:s text:c="11"/>-----------------------------------------------</text:p>
      <text:p text:style-name="P47"><text:span text:style-name="T10"><text:s text:c="12"/></text:span><text:span text:style-name="T14">11110110</text:span><text:span text:style-name="T10"> <text:s/></text:span><text:span text:style-name="T9">-------- <text:s text:c="3"/></text:span><text:span text:style-name="T10">2’s Complement</text:span></text:p>
      <text:p text:style-name="P47"><text:span text:style-name="T14"><text:tab/></text:span></text:p>
      <text:p text:style-name="P46"><text:tab/><text:span text:style-name="T24">Shift 3 bits to the left to increase it by 8 or (2</text:span><text:span text:style-name="T22">3</text:span><text:span text:style-name="T24">) .</text:span></text:p>
      <text:p text:style-name="P46"/>
      <table:table table:name="Table3" table:style-name="Table3">
        <table:table-column table:style-name="Table3.A"/>
        <table:table-column table:style-name="Table3.B" table:number-columns-repeated="2"/>
        <table:table-column table:style-name="Table3.D"/>
        <table:table-column table:style-name="Table3.A"/>
        <table:table-column table:style-name="Table3.B" table:number-columns-repeated="2"/>
        <table:table-column table:style-name="Table3.D"/>
        <table:table-row>
          <table:table-cell table:style-name="Table3.A1" office:value-type="string">
            <text:p text:style-name="P52"><draw:line text:anchor-type="paragraph" draw:z-index="11" draw:name="Shape2" draw:style-name="gr2" draw:text-style-name="P57" svg:x1="0.222in" svg:y1="0.2252in" svg:x2="0.222in" svg:y2="0.6972in"><text:p/></draw:line>1</text:p>
          </table:table-cell>
          <table:table-cell table:style-name="Table3.A1" office:value-type="string">
            <text:p text:style-name="P52">1</text:p>
          </table:table-cell>
          <table:table-cell table:style-name="Table3.A1" office:value-type="string">
            <text:p text:style-name="P52">1</text:p>
          </table:table-cell>
          <table:table-cell table:style-name="Table3.A1" office:value-type="string">
            <text:p text:style-name="P52">1</text:p>
          </table:table-cell>
          <table:table-cell table:style-name="Table3.A1" office:value-type="string">
            <text:p text:style-name="P52">0</text:p>
          </table:table-cell>
          <table:table-cell table:style-name="Table3.A1" office:value-type="string">
            <text:p text:style-name="P52">1</text:p>
          </table:table-cell>
          <table:table-cell table:style-name="Table3.A1" office:value-type="string">
            <text:p text:style-name="P52">1</text:p>
          </table:table-cell>
          <table:table-cell table:style-name="Table3.H1" office:value-type="string">
            <text:p text:style-name="P52">0</text:p>
          </table:table-cell>
        </table:table-row>
      </table:table>
      <text:p text:style-name="P46"/>
      <text:p text:style-name="P46"><draw:frame text:anchor-type="paragraph" draw:z-index="12" draw:name="Shape4" draw:style-name="gr4" draw:text-style-name="P59" svg:width="0.8335in" svg:height="0.2606in" svg:x="5.5236in" svg:y="0.2854in"><draw:text-box><text:p>= (-80)<text:span text:style-name="T34">10</text:span></text:p></draw:text-box></draw:frame></text:p>
      <table:table table:name="Table4" table:style-name="Table4">
        <table:table-column table:style-name="Table4.A"/>
        <table:table-column table:style-name="Table4.B" table:number-columns-repeated="2"/>
        <table:table-column table:style-name="Table4.D"/>
        <table:table-column table:style-name="Table4.A"/>
        <table:table-column table:style-name="Table4.B" table:number-columns-repeated="2"/>
        <table:table-column table:style-name="Table4.D"/>
        <table:table-row>
          <table:table-cell table:style-name="Table4.A1" office:value-type="string">
            <text:p text:style-name="P52">1</text:p>
          </table:table-cell>
          <table:table-cell table:style-name="Table4.A1" office:value-type="string">
            <text:p text:style-name="P52">0</text:p>
          </table:table-cell>
          <table:table-cell table:style-name="Table4.A1" office:value-type="string">
            <text:p text:style-name="P52">1</text:p>
          </table:table-cell>
          <table:table-cell table:style-name="Table4.A1" office:value-type="string">
            <text:p text:style-name="P52">1</text:p>
          </table:table-cell>
          <table:table-cell table:style-name="Table4.A1" office:value-type="string">
            <text:p text:style-name="P52">0</text:p>
          </table:table-cell>
          <table:table-cell table:style-name="Table4.A1" office:value-type="string">
            <text:p text:style-name="P52">0</text:p>
          </table:table-cell>
          <table:table-cell table:style-name="Table4.A1" office:value-type="string">
            <text:p text:style-name="P52">0</text:p>
          </table:table-cell>
          <table:table-cell table:style-name="Table4.H1" office:value-type="string">
            <text:p text:style-name="P52">0</text:p>
          </table:table-cell>
        </table:table-row>
      </table:table>
      <text:p text:style-name="P46"><text:tab/></text:p>
      <text:p text:style-name="P44"><text:tab/><text:span text:style-name="T32">Since,</text:span></text:p>
      <text:p text:style-name="P44"><text:tab/><text:tab/><text:span text:style-name="T32">10110000</text:span></text:p>
      <text:p text:style-name="P44"><text:tab/><text:tab/><text:tab/>- <text:span text:style-name="T32">1</text:span></text:p>
      <text:p text:style-name="P45"><text:tab/><text:tab/><text:span text:style-name="T10">------------</text:span></text:p>
      <text:p text:style-name="P45"><text:span text:style-name="T10"><text:tab/><text:tab/></text:span><text:span text:style-name="T14">10101111</text:span></text:p>
      <text:p text:style-name="P47"><text:span text:style-name="T14"><text:tab/><text:tab/>01010000 <text:s/>= <text:s/></text:span><text:span text:style-name="T15">(80)</text:span><text:span text:style-name="T30">10</text:span></text:p>
      <text:p text:style-name="P8"><text:span text:style-name="T14"><text:tab/><text:tab/></text:span><text:span text:style-name="T18">Ans.</text:span><text:span text:style-name="T15"> (-80)</text:span><text:span text:style-name="T31">10</text:span></text:p>
      <text:p text:style-name="P46"/>
      <text:p text:style-name="P46"/>
      <text:list xml:id="list132606649618941" text:continue-numbering="true" text:style-name="L9">
        <text:list-item>
          <text:p text:style-name="P20">(54)<text:span text:style-name="T1">10</text:span> ´ 2 </text:p>
        </text:list-item>
      </text:list>
      <text:p text:style-name="P22"><text:tab/><text:span text:style-name="T24">(54)</text:span><text:span text:style-name="T5">10</text:span><text:span text:style-name="T24"> <text:s/>= (110110)</text:span><text:span text:style-name="T5">2</text:span></text:p>
      <text:p text:style-name="P48"><text:tab/><text:span text:style-name="T33">Shift 1 bits to left to increase it by 2. </text:span></text:p>
      <text:p text:style-name="P48"/>
      <table:table table:name="Table5" table:style-name="Table5">
        <table:table-column table:style-name="Table5.A"/>
        <table:table-column table:style-name="Table5.B" table:number-columns-repeated="2"/>
        <table:table-column table:style-name="Table5.D"/>
        <table:table-column table:style-name="Table5.A"/>
        <table:table-column table:style-name="Table5.B" table:number-columns-repeated="2"/>
        <table:table-column table:style-name="Table5.D"/>
        <table:table-row>
          <table:table-cell table:style-name="Table5.A1" office:value-type="string">
            <text:p text:style-name="P53"><draw:line text:anchor-type="paragraph" draw:z-index="13" draw:name="Shape2" draw:style-name="gr2" draw:text-style-name="P57" svg:x1="0.222in" svg:y1="0.2252in" svg:x2="0.222in" svg:y2="0.6972in"><text:p/></draw:line>0</text:p>
          </table:table-cell>
          <table:table-cell table:style-name="Table5.A1" office:value-type="string">
            <text:p text:style-name="P53">0</text:p>
          </table:table-cell>
          <table:table-cell table:style-name="Table5.A1" office:value-type="string">
            <text:p text:style-name="P53">1</text:p>
          </table:table-cell>
          <table:table-cell table:style-name="Table5.A1" office:value-type="string">
            <text:p text:style-name="P53">1</text:p>
          </table:table-cell>
          <table:table-cell table:style-name="Table5.A1" office:value-type="string">
            <text:p text:style-name="P53">0</text:p>
          </table:table-cell>
          <table:table-cell table:style-name="Table5.A1" office:value-type="string">
            <text:p text:style-name="P53">1</text:p>
          </table:table-cell>
          <table:table-cell table:style-name="Table5.A1" office:value-type="string">
            <text:p text:style-name="P53">1</text:p>
          </table:table-cell>
          <table:table-cell table:style-name="Table5.H1" office:value-type="string">
            <text:p text:style-name="P53">0</text:p>
          </table:table-cell>
        </table:table-row>
      </table:table>
      <text:p text:style-name="P48"/>
      <text:p text:style-name="P48"/>
      <table:table table:name="Table6" table:style-name="Table6">
        <table:table-column table:style-name="Table6.A"/>
        <table:table-column table:style-name="Table6.B" table:number-columns-repeated="2"/>
        <table:table-column table:style-name="Table6.D"/>
        <table:table-column table:style-name="Table6.A"/>
        <table:table-column table:style-name="Table6.B" table:number-columns-repeated="2"/>
        <table:table-column table:style-name="Table6.D"/>
        <table:table-row>
          <table:table-cell table:style-name="Table6.A1" office:value-type="string">
            <text:p text:style-name="P53"><draw:frame text:anchor-type="paragraph" draw:z-index="14" draw:name="Shape4" draw:style-name="gr4" draw:text-style-name="P59" svg:width="0.8335in" svg:height="0.2606in" svg:x="4.0035in" svg:y="0.0165in"><draw:text-box><text:p>= (108)<text:span text:style-name="T34">1</text:span><text:span text:style-name="T34">0</text:span></text:p></draw:text-box></draw:frame>0</text:p>
          </table:table-cell>
          <table:table-cell table:style-name="Table6.A1" office:value-type="string">
            <text:p text:style-name="P53">1</text:p>
          </table:table-cell>
          <table:table-cell table:style-name="Table6.A1" office:value-type="string">
            <text:p text:style-name="P53">1</text:p>
          </table:table-cell>
          <table:table-cell table:style-name="Table6.A1" office:value-type="string">
            <text:p text:style-name="P53">0</text:p>
          </table:table-cell>
          <table:table-cell table:style-name="Table6.A1" office:value-type="string">
            <text:p text:style-name="P53">1</text:p>
          </table:table-cell>
          <table:table-cell table:style-name="Table6.A1" office:value-type="string">
            <text:p text:style-name="P53">1</text:p>
          </table:table-cell>
          <table:table-cell table:style-name="Table6.A1" office:value-type="string">
            <text:p text:style-name="P53">0</text:p>
          </table:table-cell>
          <table:table-cell table:style-name="Table6.H1" office:value-type="string">
            <text:p text:style-name="P53">0</text:p>
          </table:table-cell>
        </table:table-row>
      </table:table>
      <text:p text:style-name="P48"><text:tab/></text:p>
      <text:p text:style-name="P22"><text:tab/><text:span text:style-name="T25">Ans.</text:span><text:span text:style-name="T26"> (</text:span><text:span text:style-name="T27">1</text:span><text:span text:style-name="T26">0</text:span><text:span text:style-name="T27">8</text:span><text:span text:style-name="T26">)</text:span><text:span text:style-name="T30">10</text:span></text:p>
      <text:p text:style-name="P22"><text:span text:style-name="T30"/></text:p>
      <text:p text:style-name="P22"><text:span text:style-name="T30"/></text:p>
      <text:p text:style-name="P22"><text:span text:style-name="T30"/></text:p>
      <text:p text:style-name="P22"><text:span text:style-name="T30"/></text:p>
      <text:p text:style-name="Text_20_body"><text:soft-page-break/>(j)Calculate the following problems using the logical shift.</text:p>
      <text:list xml:id="list6808073630804176725" text:style-name="L10">
        <text:list-item>
          <text:p text:style-name="P41">(13)<text:span text:style-name="T1">10</text:span> 3 bits to the right </text:p>
        </text:list-item>
      </text:list>
      <text:p text:style-name="P49"><text:tab/><text:span text:style-name="T24">(13)</text:span><text:span text:style-name="T5">10</text:span><text:span text:style-name="T24"> <text:s/>= (1101)</text:span><text:span text:style-name="T5">2</text:span></text:p>
      <text:p text:style-name="P49"><text:span text:style-name="T5"><text:tab/></text:span><text:span text:style-name="T16">Represent </text:span><text:span text:style-name="T17">(13)</text:span><text:span text:style-name="T5">10 </text:span><text:span text:style-name="T16">using the fixed point format (8 bits).</text:span></text:p>
      <text:p text:style-name="P49"><text:span text:style-name="T24"><text:tab/>(13)</text:span><text:span text:style-name="T5">10</text:span><text:span text:style-name="T24"> <text:s/>= (00001101)</text:span><text:span text:style-name="T5">2</text:span></text:p>
      <text:p text:style-name="P49"><text:span text:style-name="T5"><text:tab/></text:span><text:span text:style-name="T16">Logically shift 3 bits to the right.</text:span></text:p>
      <table:table table:name="Table7" table:style-name="Table7">
        <table:table-column table:style-name="Table7.A"/>
        <table:table-column table:style-name="Table7.B" table:number-columns-repeated="2"/>
        <table:table-column table:style-name="Table7.D"/>
        <table:table-column table:style-name="Table7.A"/>
        <table:table-column table:style-name="Table7.B" table:number-columns-repeated="2"/>
        <table:table-column table:style-name="Table7.D"/>
        <table:table-row>
          <table:table-cell table:style-name="Table7.A1" office:value-type="string">
            <text:p text:style-name="P54">0</text:p>
          </table:table-cell>
          <table:table-cell table:style-name="Table7.A1" office:value-type="string">
            <text:p text:style-name="P54">0</text:p>
          </table:table-cell>
          <table:table-cell table:style-name="Table7.A1" office:value-type="string">
            <text:p text:style-name="P54">0</text:p>
          </table:table-cell>
          <table:table-cell table:style-name="Table7.A1" office:value-type="string">
            <text:p text:style-name="P54">0</text:p>
          </table:table-cell>
          <table:table-cell table:style-name="Table7.A1" office:value-type="string">
            <text:p text:style-name="P54">1</text:p>
          </table:table-cell>
          <table:table-cell table:style-name="Table7.A1" office:value-type="string">
            <text:p text:style-name="P54">1</text:p>
          </table:table-cell>
          <table:table-cell table:style-name="Table7.A1" office:value-type="string">
            <text:p text:style-name="P54">0</text:p>
          </table:table-cell>
          <table:table-cell table:style-name="Table7.H1" office:value-type="string">
            <text:p text:style-name="P54">1</text:p>
          </table:table-cell>
        </table:table-row>
      </table:table>
      <text:p text:style-name="P49"/>
      <text:p text:style-name="P49"><draw:frame text:anchor-type="paragraph" draw:z-index="15" draw:name="Shape4" draw:style-name="gr4" draw:text-style-name="P59" svg:width="0.8335in" svg:height="0.2606in" svg:x="5.378in" svg:y="0.2437in"><draw:text-box><text:p>= (1)<text:span text:style-name="T34">1</text:span><text:span text:style-name="T34">0</text:span></text:p></draw:text-box></draw:frame></text:p>
      <table:table table:name="Table8" table:style-name="Table8">
        <table:table-column table:style-name="Table8.A"/>
        <table:table-column table:style-name="Table8.B" table:number-columns-repeated="2"/>
        <table:table-column table:style-name="Table8.D"/>
        <table:table-column table:style-name="Table8.A"/>
        <table:table-column table:style-name="Table8.B" table:number-columns-repeated="2"/>
        <table:table-column table:style-name="Table8.D"/>
        <table:table-row>
          <table:table-cell table:style-name="Table8.A1" office:value-type="string">
            <text:p text:style-name="P54">0</text:p>
          </table:table-cell>
          <table:table-cell table:style-name="Table8.A1" office:value-type="string">
            <text:p text:style-name="P54">0</text:p>
          </table:table-cell>
          <table:table-cell table:style-name="Table8.A1" office:value-type="string">
            <text:p text:style-name="P54">0</text:p>
          </table:table-cell>
          <table:table-cell table:style-name="Table8.A1" office:value-type="string">
            <text:p text:style-name="P54">0</text:p>
          </table:table-cell>
          <table:table-cell table:style-name="Table8.E1" office:value-type="string">
            <text:p text:style-name="P54">0</text:p>
          </table:table-cell>
          <table:table-cell table:style-name="Table8.A1" office:value-type="string">
            <text:p text:style-name="P54">0</text:p>
          </table:table-cell>
          <table:table-cell table:style-name="Table8.A1" office:value-type="string">
            <text:p text:style-name="P54">0</text:p>
          </table:table-cell>
          <table:table-cell table:style-name="Table8.H1" office:value-type="string">
            <text:p text:style-name="P54">1</text:p>
          </table:table-cell>
        </table:table-row>
      </table:table>
      <text:p text:style-name="P49"><text:tab/></text:p>
      <text:p text:style-name="P49"><text:tab/><text:span text:style-name="T25">Ans.</text:span><text:span text:style-name="T26"> (</text:span><text:span text:style-name="T28">1</text:span><text:span text:style-name="T26">)</text:span><text:span text:style-name="T30">10</text:span></text:p>
      <text:p text:style-name="P23"/>
      <text:list xml:id="list132607325664925" text:continue-numbering="true" text:style-name="L10">
        <text:list-item>
          <text:p text:style-name="P41">(-22)<text:span text:style-name="T1">10</text:span> 2 bits to the right </text:p>
        </text:list-item>
      </text:list>
      <text:p text:style-name="P49"><text:span text:style-name="T5"><text:tab/></text:span><text:span text:style-name="T16">Represent </text:span><text:span text:style-name="T17">(-</text:span><text:span text:style-name="T16">22</text:span><text:span text:style-name="T17">)</text:span><text:span text:style-name="T5">10 </text:span><text:span text:style-name="T16">using the fixed point format (8 bits).</text:span></text:p>
      <text:p text:style-name="P50"><text:span text:style-name="T16"><text:tab/></text:span><text:span text:style-name="T19">00010110</text:span><text:span text:style-name="T9"> <text:s/>-------- <text:s text:c="2"/>(-</text:span><text:span text:style-name="T19">22</text:span><text:span text:style-name="T9">)</text:span><text:span text:style-name="T3">10</text:span></text:p>
      <text:p text:style-name="P50"><text:span text:style-name="T14"><text:tab/></text:span><text:span text:style-name="T19">11101001</text:span><text:span text:style-name="T11"> <text:s/></text:span><text:span text:style-name="T9">-------- <text:s text:c="2"/></text:span><text:span text:style-name="T10">1’s Complement</text:span></text:p>
      <text:p text:style-name="P50"><text:span text:style-name="T10"><text:tab/> <text:s text:c="9"/>+ 1</text:span></text:p>
      <text:p text:style-name="P38"><text:s text:c="11"/>-----------------------------------------------</text:p>
      <text:p text:style-name="P50"><text:span text:style-name="T10"><text:s text:c="12"/></text:span><text:span text:style-name="T19">11101010</text:span><text:span text:style-name="T10"> <text:s/></text:span><text:span text:style-name="T9">-------- <text:s text:c="3"/></text:span><text:span text:style-name="T10">2’s Complement</text:span></text:p>
      <text:p text:style-name="P49"><text:span text:style-name="T24"><text:tab/></text:span></text:p>
      <text:p text:style-name="P49"><text:span text:style-name="T5"><text:tab/></text:span><text:span text:style-name="T16">Logically shift </text:span><text:span text:style-name="T19">2</text:span><text:span text:style-name="T16"> bits to the right.</text:span></text:p>
      <table:table table:name="Table9" table:style-name="Table9">
        <table:table-column table:style-name="Table9.A"/>
        <table:table-column table:style-name="Table9.B" table:number-columns-repeated="2"/>
        <table:table-column table:style-name="Table9.D"/>
        <table:table-column table:style-name="Table9.A"/>
        <table:table-column table:style-name="Table9.B" table:number-columns-repeated="2"/>
        <table:table-column table:style-name="Table9.D"/>
        <table:table-row>
          <table:table-cell table:style-name="Table9.A1" office:value-type="string">
            <text:p text:style-name="P55">1</text:p>
          </table:table-cell>
          <table:table-cell table:style-name="Table9.A1" office:value-type="string">
            <text:p text:style-name="P55">1</text:p>
          </table:table-cell>
          <table:table-cell table:style-name="Table9.A1" office:value-type="string">
            <text:p text:style-name="P55">1</text:p>
          </table:table-cell>
          <table:table-cell table:style-name="Table9.A1" office:value-type="string">
            <text:p text:style-name="P55">0</text:p>
          </table:table-cell>
          <table:table-cell table:style-name="Table9.A1" office:value-type="string">
            <text:p text:style-name="P55">1</text:p>
          </table:table-cell>
          <table:table-cell table:style-name="Table9.A1" office:value-type="string">
            <text:p text:style-name="P55">0</text:p>
          </table:table-cell>
          <table:table-cell table:style-name="Table9.A1" office:value-type="string">
            <text:p text:style-name="P55">1</text:p>
          </table:table-cell>
          <table:table-cell table:style-name="Table9.H1" office:value-type="string">
            <text:p text:style-name="P55">0</text:p>
          </table:table-cell>
        </table:table-row>
      </table:table>
      <text:p text:style-name="P49"/>
      <text:p text:style-name="P49"><draw:frame text:anchor-type="paragraph" draw:z-index="16" draw:name="Shape4" draw:style-name="gr4" draw:text-style-name="P59" svg:width="0.8335in" svg:height="0.2606in" svg:x="5.378in" svg:y="0.2437in"><draw:text-box><text:p>= (58)<text:span text:style-name="T34">1</text:span><text:span text:style-name="T34">0</text:span></text:p></draw:text-box></draw:frame></text:p>
      <table:table table:name="Table10" table:style-name="Table10">
        <table:table-column table:style-name="Table10.A"/>
        <table:table-column table:style-name="Table10.B" table:number-columns-repeated="2"/>
        <table:table-column table:style-name="Table10.D"/>
        <table:table-column table:style-name="Table10.A"/>
        <table:table-column table:style-name="Table10.B" table:number-columns-repeated="2"/>
        <table:table-column table:style-name="Table10.D"/>
        <table:table-row>
          <table:table-cell table:style-name="Table10.A1" office:value-type="string">
            <text:p text:style-name="P55">0</text:p>
          </table:table-cell>
          <table:table-cell table:style-name="Table10.A1" office:value-type="string">
            <text:p text:style-name="P55">0</text:p>
          </table:table-cell>
          <table:table-cell table:style-name="Table10.A1" office:value-type="string">
            <text:p text:style-name="P55">1</text:p>
          </table:table-cell>
          <table:table-cell table:style-name="Table10.A1" office:value-type="string">
            <text:p text:style-name="P55">1</text:p>
          </table:table-cell>
          <table:table-cell table:style-name="Table10.E1" office:value-type="string">
            <text:p text:style-name="P55">1</text:p>
          </table:table-cell>
          <table:table-cell table:style-name="Table10.A1" office:value-type="string">
            <text:p text:style-name="P55">0</text:p>
          </table:table-cell>
          <table:table-cell table:style-name="Table10.A1" office:value-type="string">
            <text:p text:style-name="P55">1</text:p>
          </table:table-cell>
          <table:table-cell table:style-name="Table10.H1" office:value-type="string">
            <text:p text:style-name="P55">0</text:p>
          </table:table-cell>
        </table:table-row>
      </table:table>
      <text:p text:style-name="P49"/>
      <text:p text:style-name="P50"><text:tab/><text:span text:style-name="T25">Ans.</text:span><text:span text:style-name="T26"> (</text:span><text:span text:style-name="T29">58</text:span><text:span text:style-name="T26">)</text:span><text:span text:style-name="T30">10</text:span></text:p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><text:tab/></text:p>
      <text:list xml:id="list132608084344761" text:continue-numbering="true" text:style-name="L10">
        <text:list-item>
          <text:p text:style-name="P21"><text:soft-page-break/>(40)<text:span text:style-name="T1">10</text:span> 3 bits to the right </text:p>
        </text:list-item>
      </text:list>
      <text:p text:style-name="P10"><text:tab/><text:span text:style-name="T24">(40)</text:span><text:span text:style-name="T5">10</text:span><text:span text:style-name="T24"> <text:s/>= (101000)</text:span><text:span text:style-name="T5">2</text:span></text:p>
      <text:p text:style-name="P50"><text:span text:style-name="T5"><text:tab/></text:span><text:span text:style-name="T16">Represent </text:span><text:span text:style-name="T17">(</text:span><text:span text:style-name="T19">40</text:span><text:span text:style-name="T17">)</text:span><text:span text:style-name="T5">10 </text:span><text:span text:style-name="T16">using the fixed point format (8 bits).</text:span></text:p>
      <text:p text:style-name="P50"><text:span text:style-name="T24"><text:tab/>(13)</text:span><text:span text:style-name="T5">10</text:span><text:span text:style-name="T24"> <text:s/>= (00101000)</text:span><text:span text:style-name="T5">2</text:span></text:p>
      <text:p text:style-name="P50"><text:span text:style-name="T5"><text:tab/></text:span><text:span text:style-name="T16">Logically shift </text:span><text:span text:style-name="T19">3</text:span><text:span text:style-name="T16"> bits to the right.</text:span></text:p>
      <table:table table:name="Table11" table:style-name="Table11">
        <table:table-column table:style-name="Table11.A"/>
        <table:table-column table:style-name="Table11.B" table:number-columns-repeated="2"/>
        <table:table-column table:style-name="Table11.D"/>
        <table:table-column table:style-name="Table11.A"/>
        <table:table-column table:style-name="Table11.B" table:number-columns-repeated="2"/>
        <table:table-column table:style-name="Table11.D"/>
        <table:table-row>
          <table:table-cell table:style-name="Table11.A1" office:value-type="string">
            <text:p text:style-name="P55">0</text:p>
          </table:table-cell>
          <table:table-cell table:style-name="Table11.A1" office:value-type="string">
            <text:p text:style-name="P55">0</text:p>
          </table:table-cell>
          <table:table-cell table:style-name="Table11.A1" office:value-type="string">
            <text:p text:style-name="P55">1</text:p>
          </table:table-cell>
          <table:table-cell table:style-name="Table11.A1" office:value-type="string">
            <text:p text:style-name="P55">0</text:p>
          </table:table-cell>
          <table:table-cell table:style-name="Table11.A1" office:value-type="string">
            <text:p text:style-name="P55">1</text:p>
          </table:table-cell>
          <table:table-cell table:style-name="Table11.A1" office:value-type="string">
            <text:p text:style-name="P55">0</text:p>
          </table:table-cell>
          <table:table-cell table:style-name="Table11.A1" office:value-type="string">
            <text:p text:style-name="P55">0</text:p>
          </table:table-cell>
          <table:table-cell table:style-name="Table11.H1" office:value-type="string">
            <text:p text:style-name="P55">0</text:p>
          </table:table-cell>
        </table:table-row>
      </table:table>
      <text:p text:style-name="P50"/>
      <text:p text:style-name="P50"><draw:frame text:anchor-type="paragraph" draw:z-index="17" draw:name="Shape4" draw:style-name="gr4" draw:text-style-name="P59" svg:width="0.8335in" svg:height="0.2606in" svg:x="5.378in" svg:y="0.2437in"><draw:text-box><text:p>= (5)<text:span text:style-name="T34">1</text:span><text:span text:style-name="T34">0</text:span></text:p></draw:text-box></draw:frame></text:p>
      <table:table table:name="Table12" table:style-name="Table12">
        <table:table-column table:style-name="Table12.A"/>
        <table:table-column table:style-name="Table12.B" table:number-columns-repeated="2"/>
        <table:table-column table:style-name="Table12.D"/>
        <table:table-column table:style-name="Table12.A"/>
        <table:table-column table:style-name="Table12.B" table:number-columns-repeated="2"/>
        <table:table-column table:style-name="Table12.D"/>
        <table:table-row>
          <table:table-cell table:style-name="Table12.A1" office:value-type="string">
            <text:p text:style-name="P55">0</text:p>
          </table:table-cell>
          <table:table-cell table:style-name="Table12.A1" office:value-type="string">
            <text:p text:style-name="P55">0</text:p>
          </table:table-cell>
          <table:table-cell table:style-name="Table12.A1" office:value-type="string">
            <text:p text:style-name="P55">0</text:p>
          </table:table-cell>
          <table:table-cell table:style-name="Table12.A1" office:value-type="string">
            <text:p text:style-name="P55">0</text:p>
          </table:table-cell>
          <table:table-cell table:style-name="Table12.E1" office:value-type="string">
            <text:p text:style-name="P55">0</text:p>
          </table:table-cell>
          <table:table-cell table:style-name="Table12.A1" office:value-type="string">
            <text:p text:style-name="P55">1</text:p>
          </table:table-cell>
          <table:table-cell table:style-name="Table12.A1" office:value-type="string">
            <text:p text:style-name="P55">0</text:p>
          </table:table-cell>
          <table:table-cell table:style-name="Table12.H1" office:value-type="string">
            <text:p text:style-name="P55">1</text:p>
          </table:table-cell>
        </table:table-row>
      </table:table>
      <text:p text:style-name="P50"><text:tab/></text:p>
      <text:p text:style-name="P9"><text:tab/><text:span text:style-name="T25">Ans.</text:span><text:span text:style-name="T26"> (</text:span><text:span text:style-name="T29">5</text:span><text:span text:style-name="T26">)</text:span><text:span text:style-name="T30">10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FreeSans1" svg:font-family="FreeSans" style:font-family-generic="swiss"/>
    <style:font-face style:name="0" svg:font-family="0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Noto Sans CJK SC Regular1" svg:font-family="'Noto Sans CJK SC Regular'" style:font-family-generic="swiss" style:font-pitch="variable"/>
    <style:font-face style:name="FreeSans2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heads_20_1" draw:display-name="Arrowheads 1" svg:viewBox="0 0 1013 1130" svg:d="M1009 1050l-449-1008-22-30-29-12-34 12-21 26-449 1012-5 13v8l5 21 12 21 17 13 21 4h903l21-4 21-13 9-21 4-21v-8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2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8T00:14:01.910783285</meta:creation-date>
    <dc:date>2017-05-18T13:26:06.382328176</dc:date>
    <meta:editing-duration>PT37M47S</meta:editing-duration>
    <meta:editing-cycles>6</meta:editing-cycles>
    <meta:generator>LibreOffice/5.1.6.2$Linux_X86_64 LibreOffice_project/10m0$Build-2</meta:generator>
    <meta:document-statistic meta:table-count="12" meta:image-count="0" meta:object-count="0" meta:page-count="6" meta:paragraph-count="225" meta:word-count="667" meta:character-count="3828" meta:non-whitespace-character-count="3050"/>
  </office:meta>
</office:document-meta>
</file>